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utura LT Pro Book" svg:font-family="'Futura LT Pro Book'" style:font-pitch="variable"/>
    <style:font-face style:name="Futura Std" svg:font-family="'Futura Std'"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start" style:justify-single-word="false"/>
      <style:text-properties style:font-name="Futura Std" fo:font-size="14pt" style:text-underline-style="none" fo:font-weight="normal" officeooo:rsid="002538b2" officeooo:paragraph-rsid="002538b2" style:font-size-asian="12.25pt" style:font-weight-asian="normal" style:font-size-complex="14pt" style:font-weight-complex="normal"/>
    </style:style>
    <style:style style:name="P2" style:family="paragraph" style:parent-style-name="Standard">
      <style:paragraph-properties fo:line-height="115%" fo:text-align="start" style:justify-single-word="false"/>
      <style:text-properties style:font-name="Futura Std" fo:font-size="14pt" style:text-underline-style="none" fo:font-weight="normal" officeooo:rsid="001e3d6e" officeooo:paragraph-rsid="001e3d6e" style:font-size-asian="12.25pt" style:font-weight-asian="normal" style:font-size-complex="14pt" style:font-weight-complex="normal"/>
    </style:style>
    <style:style style:name="P3" style:family="paragraph" style:parent-style-name="Standard">
      <style:paragraph-properties fo:line-height="115%" fo:text-align="start" style:justify-single-word="false"/>
      <style:text-properties style:font-name="Futura Std" fo:font-size="14pt" style:text-underline-style="none" fo:font-weight="normal" officeooo:rsid="002acb5a" officeooo:paragraph-rsid="002acb5a" style:font-size-asian="12.25pt" style:font-weight-asian="normal" style:font-size-complex="14pt" style:font-weight-complex="normal"/>
    </style:style>
    <style:style style:name="P4" style:family="paragraph" style:parent-style-name="Standard">
      <style:paragraph-properties fo:line-height="115%" fo:text-align="start" style:justify-single-word="false"/>
      <style:text-properties style:font-name="Futura Std" fo:font-size="14pt" style:text-underline-style="none" fo:font-weight="normal" officeooo:rsid="002a3137" officeooo:paragraph-rsid="002a3137" style:font-size-asian="12.25pt" style:font-weight-asian="normal" style:font-size-complex="14pt" style:font-weight-complex="normal"/>
    </style:style>
    <style:style style:name="P5" style:family="paragraph" style:parent-style-name="Standard">
      <style:paragraph-properties fo:line-height="115%" fo:text-align="start" style:justify-single-word="false"/>
      <style:text-properties style:font-name="Futura Std" fo:font-size="14pt" style:text-underline-style="none" fo:font-weight="normal" officeooo:rsid="0022a796" officeooo:paragraph-rsid="0022a796"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ext-properties style:font-name="Futura Std" fo:font-size="14pt" style:text-underline-style="none" fo:font-weight="normal" officeooo:rsid="0017258c" officeooo:paragraph-rsid="0017258c" style:font-size-asian="12.25pt" style:font-weight-asian="normal" style:font-size-complex="14pt" style:font-weight-complex="normal"/>
    </style:style>
    <style:style style:name="P7" style:family="paragraph" style:parent-style-name="Standard">
      <style:paragraph-properties fo:line-height="115%" fo:text-align="start" style:justify-single-word="false"/>
      <style:text-properties style:font-name="Futura Std" fo:font-size="14pt" style:text-underline-style="none" fo:font-weight="normal" officeooo:rsid="001a8f18" officeooo:paragraph-rsid="001a8f1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Futura Std" fo:font-size="14pt" style:text-underline-style="none" fo:font-weight="normal" officeooo:rsid="000dbe8d" officeooo:paragraph-rsid="000dbe8d"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Futura Std" fo:font-size="12pt" fo:font-weight="normal" officeooo:rsid="001776a0" officeooo:paragraph-rsid="000cb70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Futura Std" fo:font-size="12pt" style:text-underline-style="none" fo:font-weight="normal" officeooo:rsid="000dbe8d" officeooo:paragraph-rsid="000dbe8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Futura Std" fo:font-size="12pt" style:text-underline-style="none" fo:font-weight="normal" officeooo:rsid="000f0909" officeooo:paragraph-rsid="000f0909" style:font-size-asian="12pt" style:font-weight-asian="normal" style:font-size-complex="12pt" style:font-weight-complex="normal"/>
    </style:style>
    <style:style style:name="P12" style:family="paragraph" style:parent-style-name="Standard">
      <style:paragraph-properties fo:line-height="115%" fo:text-align="start" style:justify-single-word="false"/>
      <style:text-properties style:font-name="Futura Std" fo:font-size="12pt" style:text-underline-style="none" fo:font-weight="normal" officeooo:rsid="000f0909" officeooo:paragraph-rsid="000f0909" style:font-size-asian="12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Futura Std" fo:font-size="12pt" style:text-underline-style="none" fo:font-weight="normal" officeooo:rsid="00109714" officeooo:paragraph-rsid="00109714" style:font-size-asian="12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Futura Std" fo:font-size="12pt" style:text-underline-style="none" fo:font-weight="normal" officeooo:rsid="00231981" officeooo:paragraph-rsid="0015afd5"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Futura Std" fo:font-size="12pt" style:text-underline-style="none" fo:font-weight="normal" officeooo:rsid="0017015f" officeooo:paragraph-rsid="0017015f" style:font-size-asian="12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Futura Std" fo:font-size="12pt" style:text-underline-style="none" fo:font-weight="normal" officeooo:rsid="001cc080" officeooo:paragraph-rsid="001c4ac7" style:font-size-asian="12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Futura Std" fo:font-size="12pt" style:text-underline-style="none" fo:font-weight="normal" officeooo:rsid="00190227" officeooo:paragraph-rsid="001a8f18" style:font-size-asian="12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Futura Std" fo:font-size="12pt" style:text-underline-style="none" fo:font-weight="normal" officeooo:rsid="0033a2ee" officeooo:paragraph-rsid="001a8f18" style:font-size-asian="12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Futura Std" fo:font-size="12pt" style:text-underline-style="none" fo:font-weight="normal" officeooo:rsid="0022a796" officeooo:paragraph-rsid="0022a796" style:font-size-asian="12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Futura Std" fo:font-size="12pt" style:text-underline-style="none" fo:font-weight="normal" officeooo:rsid="00243178" officeooo:paragraph-rsid="00243178" style:font-size-asian="12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Futura Std" fo:font-size="12pt" style:text-underline-style="none" fo:font-weight="normal" officeooo:rsid="002538b2" officeooo:paragraph-rsid="002538b2" style:font-size-asian="12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Futura Std" fo:font-size="12pt" style:text-underline-style="none" fo:font-weight="normal" officeooo:rsid="0028c95f" officeooo:paragraph-rsid="0028c95f" style:font-size-asian="12pt" style:font-weight-asian="normal" style:font-size-complex="12pt" style:font-weight-complex="normal"/>
    </style:style>
    <style:style style:name="P23" style:family="paragraph" style:parent-style-name="Standard">
      <style:paragraph-properties fo:line-height="115%" fo:text-align="start" style:justify-single-word="false"/>
      <style:text-properties style:font-name="Futura Std" fo:font-size="12pt" style:text-underline-style="none" fo:font-weight="normal" officeooo:rsid="002a3137" officeooo:paragraph-rsid="002a3137" style:font-size-asian="12pt" style:font-weight-asian="normal" style:font-size-complex="12pt" style:font-weight-complex="normal"/>
    </style:style>
    <style:style style:name="P24" style:family="paragraph" style:parent-style-name="Standard">
      <style:paragraph-properties fo:line-height="115%" fo:text-align="start" style:justify-single-word="false"/>
      <style:text-properties style:font-name="Futura Std" fo:font-size="12pt" style:text-underline-style="none" fo:font-weight="normal" officeooo:rsid="002f0aae" officeooo:paragraph-rsid="002f0aae" style:font-size-asian="12pt" style:font-weight-asian="normal" style:font-size-complex="12pt" style:font-weight-complex="normal"/>
    </style:style>
    <style:style style:name="P25" style:family="paragraph" style:parent-style-name="Standard">
      <style:paragraph-properties fo:line-height="115%" fo:text-align="start" style:justify-single-word="false"/>
      <style:text-properties style:font-name="Futura Std" fo:font-size="12pt" style:text-underline-style="none" fo:font-weight="normal" officeooo:rsid="004c48aa" officeooo:paragraph-rsid="004c48aa" style:font-size-asian="12pt" style:font-weight-asian="normal" style:font-size-complex="12pt" style:font-weight-complex="normal"/>
    </style:style>
    <style:style style:name="P26" style:family="paragraph" style:parent-style-name="Standard">
      <style:paragraph-properties fo:line-height="115%" fo:text-align="start" style:justify-single-word="false"/>
      <style:text-properties style:font-name="Futura Std" fo:font-size="12pt" style:text-underline-style="none" fo:font-weight="normal" officeooo:rsid="004e1d7f" officeooo:paragraph-rsid="004e1d7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Futura Std" fo:font-size="12pt" style:text-underline-style="none" fo:font-weight="normal" officeooo:rsid="000dbe8d" officeooo:paragraph-rsid="000dbe8d"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style:font-name="Futura Std" fo:font-size="12pt" style:text-underline-style="solid" style:text-underline-width="auto" style:text-underline-color="font-color" fo:font-weight="normal" officeooo:rsid="00231981" officeooo:paragraph-rsid="001457d9" style:font-size-asian="12pt" style:font-weight-asian="normal" style:font-size-complex="12pt" style:font-weight-complex="normal"/>
    </style:style>
    <style:style style:name="P29" style:family="paragraph" style:parent-style-name="Standard">
      <style:paragraph-properties fo:margin-top="0.101cm" fo:margin-bottom="0.101cm" style:contextual-spacing="false" fo:line-height="150%" fo:text-align="center" style:justify-single-word="false"/>
      <style:text-properties style:font-name="Futura LT Pro Book" fo:font-size="18pt" fo:font-weight="normal" officeooo:rsid="001776a0" officeooo:paragraph-rsid="000cb70e" style:font-size-asian="18pt" style:font-weight-asian="normal" style:font-size-complex="18pt" style:font-weight-complex="normal"/>
    </style:style>
    <style:style style:name="P30" style:family="paragraph" style:parent-style-name="Standard">
      <style:paragraph-properties fo:text-align="start" style:justify-single-word="false"/>
      <style:text-properties fo:font-size="12pt" officeooo:rsid="001776a0" officeooo:paragraph-rsid="000cb70e" style:font-size-asian="12pt" style:font-size-complex="12pt"/>
    </style:style>
    <style:style style:name="P31" style:family="paragraph" style:parent-style-name="Standard">
      <style:paragraph-properties fo:line-height="115%" fo:text-align="start" style:justify-single-word="false"/>
      <style:text-properties fo:font-size="12pt" officeooo:paragraph-rsid="00120a21" style:font-size-asian="12pt" style:font-size-complex="12pt"/>
    </style:style>
    <style:style style:name="P32" style:family="paragraph" style:parent-style-name="Standard">
      <style:paragraph-properties fo:line-height="115%" fo:text-align="start" style:justify-single-word="false"/>
      <style:text-properties fo:font-size="12pt" officeooo:paragraph-rsid="001457d9" style:font-size-asian="12pt" style:font-size-complex="12pt"/>
    </style:style>
    <style:style style:name="P33" style:family="paragraph" style:parent-style-name="Standard">
      <style:paragraph-properties fo:line-height="115%" fo:text-align="start" style:justify-single-word="false"/>
      <style:text-properties fo:font-size="12pt" officeooo:paragraph-rsid="0015afd5" style:font-size-asian="12pt" style:font-size-complex="12pt"/>
    </style:style>
    <style:style style:name="P34" style:family="paragraph" style:parent-style-name="Standard">
      <style:paragraph-properties fo:line-height="115%" fo:text-align="start" style:justify-single-word="false"/>
      <style:text-properties fo:font-size="12pt" officeooo:paragraph-rsid="001a8f18" style:font-size-asian="12pt" style:font-size-complex="12pt"/>
    </style:style>
    <style:style style:name="P35" style:family="paragraph" style:parent-style-name="Standard">
      <style:paragraph-properties fo:line-height="115%" fo:text-align="start" style:justify-single-word="false"/>
      <style:text-properties fo:font-size="12pt" officeooo:paragraph-rsid="0022a796" style:font-size-asian="12pt" style:font-size-complex="12pt"/>
    </style:style>
    <style:style style:name="P36" style:family="paragraph" style:parent-style-name="Standard">
      <style:paragraph-properties fo:line-height="115%" fo:text-align="start" style:justify-single-word="false"/>
      <style:text-properties fo:font-size="12pt" officeooo:paragraph-rsid="002538b2" style:font-size-asian="12pt" style:font-size-complex="12pt"/>
    </style:style>
    <style:style style:name="P37" style:family="paragraph" style:parent-style-name="Standard">
      <style:paragraph-properties fo:line-height="115%" fo:text-align="start" style:justify-single-word="false"/>
      <style:text-properties fo:font-size="12pt" officeooo:paragraph-rsid="0045edea" style:font-size-asian="12pt" style:font-size-complex="12pt"/>
    </style:style>
    <style:style style:name="P38" style:family="paragraph" style:parent-style-name="Standard">
      <style:paragraph-properties fo:line-height="115%" fo:text-align="start" style:justify-single-word="false"/>
      <style:text-properties fo:font-size="12pt" officeooo:paragraph-rsid="002acb5a" style:font-size-asian="12pt" style:font-size-complex="12pt"/>
    </style:style>
    <style:style style:name="P39" style:family="paragraph" style:parent-style-name="Standard">
      <style:paragraph-properties fo:line-height="115%" fo:text-align="start" style:justify-single-word="false"/>
      <style:text-properties fo:font-size="12pt" officeooo:paragraph-rsid="002f0aae" style:font-size-asian="12pt" style:font-size-complex="12pt"/>
    </style:style>
    <style:style style:name="P40" style:family="paragraph" style:parent-style-name="Standard">
      <style:paragraph-properties fo:line-height="115%" fo:text-align="start" style:justify-single-word="false"/>
      <style:text-properties fo:font-size="12pt" officeooo:paragraph-rsid="001e3d6e" style:font-size-asian="12pt" style:font-size-complex="12pt"/>
    </style:style>
    <style:style style:name="P41" style:family="paragraph" style:parent-style-name="Standard">
      <style:paragraph-properties fo:line-height="115%" fo:text-align="start" style:justify-single-word="false"/>
      <style:text-properties fo:font-size="12pt" officeooo:rsid="000f0909" officeooo:paragraph-rsid="000f0909" style:font-size-asian="12pt" style:font-size-complex="12pt"/>
    </style:style>
    <style:style style:name="P42" style:family="paragraph" style:parent-style-name="Standard">
      <style:paragraph-properties fo:line-height="115%" fo:text-align="start" style:justify-single-word="false"/>
      <style:text-properties fo:font-size="12pt" officeooo:rsid="003b41d5" officeooo:paragraph-rsid="003b41d5" style:font-size-asian="12pt" style:font-size-complex="12pt"/>
    </style:style>
    <style:style style:name="P43" style:family="paragraph" style:parent-style-name="Standard">
      <style:paragraph-properties fo:text-align="start" style:justify-single-word="false"/>
      <style:text-properties fo:font-size="12pt" officeooo:paragraph-rsid="001c4ac7" style:font-size-asian="12pt" style:font-size-complex="12pt"/>
    </style:style>
    <style:style style:name="P44" style:family="paragraph" style:parent-style-name="Standard">
      <style:paragraph-properties fo:line-height="115%" fo:text-align="start" style:justify-single-word="false"/>
      <style:text-properties fo:font-size="12pt" officeooo:rsid="003b2841" officeooo:paragraph-rsid="003b2841" style:font-size-asian="12pt" style:font-size-complex="12pt"/>
    </style:style>
    <style:style style:name="P45" style:family="paragraph" style:parent-style-name="Standard">
      <style:paragraph-properties fo:line-height="115%" fo:text-align="start" style:justify-single-word="false"/>
      <style:text-properties fo:font-size="12pt" officeooo:rsid="002538b2" officeooo:paragraph-rsid="002538b2" style:font-size-asian="12pt" style:font-size-complex="12pt"/>
    </style:style>
    <style:style style:name="P46" style:family="paragraph" style:parent-style-name="Standard">
      <style:paragraph-properties fo:line-height="115%" fo:text-align="start" style:justify-single-word="false"/>
      <style:text-properties fo:font-size="12pt" officeooo:rsid="003080fa" officeooo:paragraph-rsid="003080fa" style:font-size-asian="12pt" style:font-size-complex="12pt"/>
    </style:style>
    <style:style style:name="P47" style:family="paragraph" style:parent-style-name="Standard">
      <style:paragraph-properties fo:line-height="115%" fo:text-align="start" style:justify-single-word="false"/>
      <style:text-properties fo:font-size="12pt" style:text-underline-style="none" fo:font-weight="bold" officeooo:rsid="0017015f" officeooo:paragraph-rsid="0017015f" style:font-size-asian="12pt" style:font-weight-asian="bold" style:font-size-complex="12pt" style:font-weight-complex="bold"/>
    </style:style>
    <style:style style:name="P48" style:family="paragraph" style:parent-style-name="Standard" style:list-style-name="L1">
      <style:paragraph-properties fo:line-height="115%" fo:text-align="start" style:justify-single-word="false"/>
      <style:text-properties fo:font-size="12pt" officeooo:paragraph-rsid="000f0909" style:font-size-asian="12pt" style:font-size-complex="12pt"/>
    </style:style>
    <style:style style:name="P49" style:family="paragraph" style:parent-style-name="Standard" style:list-style-name="L2">
      <style:paragraph-properties fo:line-height="115%" fo:text-align="start" style:justify-single-word="false"/>
      <style:text-properties fo:font-size="12pt" officeooo:paragraph-rsid="0015afd5" style:font-size-asian="12pt" style:font-size-complex="12pt"/>
    </style:style>
    <style:style style:name="P50" style:family="paragraph" style:parent-style-name="Standard" style:list-style-name="L2">
      <style:paragraph-properties fo:line-height="115%" fo:text-align="start" style:justify-single-word="false"/>
      <style:text-properties fo:font-size="12pt" officeooo:paragraph-rsid="0038bcd3" style:font-size-asian="12pt" style:font-size-complex="12pt"/>
    </style:style>
    <style:style style:name="P51" style:family="paragraph" style:parent-style-name="Standard" style:list-style-name="L4">
      <style:paragraph-properties fo:line-height="115%" fo:text-align="start" style:justify-single-word="false"/>
      <style:text-properties fo:font-size="12pt" officeooo:paragraph-rsid="00286e75" style:font-size-asian="12pt" style:font-size-complex="12pt"/>
    </style:style>
    <style:style style:name="P52" style:family="paragraph" style:parent-style-name="Standard" style:list-style-name="L5">
      <style:paragraph-properties fo:line-height="115%" fo:text-align="start" style:justify-single-word="false"/>
      <style:text-properties fo:font-size="12pt" officeooo:paragraph-rsid="002bc20f" style:font-size-asian="12pt" style:font-size-complex="12pt"/>
    </style:style>
    <style:style style:name="P53" style:family="paragraph" style:parent-style-name="Standard" style:list-style-name="L5">
      <style:paragraph-properties fo:line-height="115%" fo:text-align="start" style:justify-single-word="false"/>
      <style:text-properties fo:font-size="12pt" officeooo:paragraph-rsid="002d3225" style:font-size-asian="12pt" style:font-size-complex="12pt"/>
    </style:style>
    <style:style style:name="P54" style:family="paragraph" style:parent-style-name="Standard" style:list-style-name="L4">
      <style:paragraph-properties fo:line-height="115%" fo:text-align="start" style:justify-single-word="false"/>
      <style:text-properties fo:font-size="12pt" officeooo:rsid="0028c95f" officeooo:paragraph-rsid="0028c95f" style:font-size-asian="12pt" style:font-size-complex="12pt"/>
    </style:style>
    <style:style style:name="P55" style:family="paragraph" style:parent-style-name="Standard" style:list-style-name="L5">
      <style:paragraph-properties fo:line-height="115%" fo:text-align="start" style:justify-single-word="false"/>
      <style:text-properties fo:font-size="12pt" officeooo:rsid="004b625b" officeooo:paragraph-rsid="004b625b" style:font-size-asian="12pt" style:font-size-complex="12pt"/>
    </style:style>
    <style:style style:name="P56" style:family="paragraph" style:parent-style-name="Standard" style:list-style-name="L1">
      <style:paragraph-properties fo:line-height="115%" fo:text-align="start" style:justify-single-word="false"/>
      <style:text-properties style:font-name="Futura Std" fo:font-size="14pt" style:text-underline-style="none" fo:font-weight="normal" officeooo:rsid="0021515b" officeooo:paragraph-rsid="000f0909" style:font-size-asian="12.25pt" style:font-weight-asian="normal" style:font-size-complex="14pt" style:font-weight-complex="normal"/>
    </style:style>
    <style:style style:name="P57" style:family="paragraph" style:parent-style-name="Standard" style:list-style-name="L1">
      <style:paragraph-properties fo:line-height="115%" fo:text-align="start" style:justify-single-word="false"/>
      <style:text-properties style:font-name="Futura Std" fo:font-size="12pt" style:text-underline-style="none" fo:font-weight="normal" officeooo:rsid="00109714" officeooo:paragraph-rsid="00109714" style:font-size-asian="12pt" style:font-weight-asian="normal" style:font-size-complex="12pt" style:font-weight-complex="normal"/>
    </style:style>
    <style:style style:name="P58"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e493c" officeooo:paragraph-rsid="001a8f18" style:font-size-asian="12pt" style:font-weight-asian="normal" style:font-size-complex="12pt" style:font-weight-complex="normal"/>
    </style:style>
    <style:style style:name="P59"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f1ef5" officeooo:paragraph-rsid="001a8f18" style:font-size-asian="12pt" style:font-weight-asian="normal" style:font-size-complex="12pt" style:font-weight-complex="normal"/>
    </style:style>
    <style:style style:name="P60" style:family="paragraph" style:parent-style-name="Standard" style:list-style-name="L3">
      <style:paragraph-properties fo:line-height="115%" fo:text-align="start" style:justify-single-word="false"/>
      <style:text-properties style:font-name="Futura Std" fo:font-size="12pt" style:text-underline-style="none" fo:font-weight="normal" officeooo:rsid="003f381f" officeooo:paragraph-rsid="003f381f" style:font-size-asian="12pt" style:font-weight-asian="normal" style:font-size-complex="12pt" style:font-weight-complex="normal"/>
    </style:style>
    <style:style style:name="P61" style:family="paragraph" style:parent-style-name="Standard" style:list-style-name="L4">
      <style:paragraph-properties fo:line-height="115%" fo:text-align="start" style:justify-single-word="false"/>
      <style:text-properties style:font-name="Futura Std" fo:font-size="12pt" style:text-underline-style="none" fo:font-weight="normal" officeooo:rsid="002538b2" officeooo:paragraph-rsid="002538b2" style:font-size-asian="12pt" style:font-weight-asian="normal" style:font-size-complex="12pt" style:font-weight-complex="normal"/>
    </style:style>
    <style:style style:name="P62" style:family="paragraph" style:parent-style-name="Standard" style:list-style-name="L4">
      <style:paragraph-properties fo:line-height="115%" fo:text-align="start" style:justify-single-word="false"/>
      <style:text-properties style:font-name="Futura Std" fo:font-size="12pt" style:text-underline-style="none" fo:font-weight="normal" officeooo:rsid="0027a464" officeooo:paragraph-rsid="0027a464" style:font-size-asian="12pt" style:font-weight-asian="normal" style:font-size-complex="12pt" style:font-weight-complex="normal"/>
    </style:style>
    <style:style style:name="P63" style:family="paragraph" style:parent-style-name="Standard" style:list-style-name="L4">
      <style:paragraph-properties fo:line-height="115%" fo:text-align="start" style:justify-single-word="false"/>
      <style:text-properties style:font-name="Futura Std" fo:font-size="12pt" style:text-underline-style="none" fo:font-weight="normal" officeooo:rsid="0028c95f" officeooo:paragraph-rsid="0028c95f" style:font-size-asian="12pt" style:font-weight-asian="normal" style:font-size-complex="12pt" style:font-weight-complex="normal"/>
    </style:style>
    <style:style style:name="P64" style:family="paragraph" style:parent-style-name="Standard" style:list-style-name="L4">
      <style:paragraph-properties fo:line-height="115%" fo:text-align="start" style:justify-single-word="false"/>
      <style:text-properties style:font-name="Futura Std" fo:font-size="12pt" style:text-underline-style="none" fo:font-weight="normal" officeooo:rsid="00447435" officeooo:paragraph-rsid="00447435" style:font-size-asian="12pt" style:font-weight-asian="normal" style:font-size-complex="12pt" style:font-weight-complex="normal"/>
    </style:style>
    <style:style style:name="P65" style:family="paragraph" style:parent-style-name="Standard" style:list-style-name="L5">
      <style:paragraph-properties fo:line-height="115%" fo:text-align="start" style:justify-single-word="false"/>
      <style:text-properties style:font-name="Futura Std" fo:font-size="12pt" style:text-underline-style="none" fo:font-weight="normal" officeooo:rsid="002d3225" officeooo:paragraph-rsid="002d3225" style:font-size-asian="12pt" style:font-weight-asian="normal" style:font-size-complex="12pt" style:font-weight-complex="normal"/>
    </style:style>
    <style:style style:name="P66" style:family="paragraph" style:parent-style-name="Standard" style:list-style-name="L5">
      <style:paragraph-properties fo:line-height="115%" fo:text-align="start" style:justify-single-word="false"/>
      <style:text-properties style:font-name="Futura Std" fo:font-size="12pt" style:text-underline-style="none" fo:font-weight="normal" officeooo:rsid="002f0aae" officeooo:paragraph-rsid="002f0aae" style:font-size-asian="12pt" style:font-weight-asian="normal" style:font-size-complex="12pt" style:font-weight-complex="normal"/>
    </style:style>
    <style:style style:name="T1" style:family="text">
      <style:text-properties style:font-name="Futura Std"/>
    </style:style>
    <style:style style:name="T2" style:family="text">
      <style:text-properties style:font-name="Futura Std" fo:font-weight="normal" style:font-weight-asian="normal" style:font-weight-complex="normal"/>
    </style:style>
    <style:style style:name="T3" style:family="text">
      <style:text-properties style:font-name="Futura Std" fo:font-weight="normal" officeooo:rsid="0019d695" style:font-weight-asian="normal" style:font-weight-complex="normal"/>
    </style:style>
    <style:style style:name="T4" style:family="text">
      <style:text-properties style:font-name="Futura Std" fo:font-weight="normal" officeooo:rsid="001c4ac7" style:font-weight-asian="normal" style:font-weight-complex="normal"/>
    </style:style>
    <style:style style:name="T5" style:family="text">
      <style:text-properties style:font-name="Futura Std" fo:font-weight="normal" officeooo:rsid="001ba1bf" style:font-weight-asian="normal" style:font-weight-complex="normal"/>
    </style:style>
    <style:style style:name="T6" style:family="text">
      <style:text-properties style:font-name="Futura Std" fo:font-weight="normal" officeooo:rsid="001be91c" style:font-weight-asian="normal" style:font-weight-complex="normal"/>
    </style:style>
    <style:style style:name="T7" style:family="text">
      <style:text-properties style:font-name="Futura Std" fo:font-weight="normal" officeooo:rsid="001cc080" style:font-weight-asian="normal" style:font-weight-complex="normal"/>
    </style:style>
    <style:style style:name="T8" style:family="text">
      <style:text-properties style:font-name="Futura Std" style:text-underline-style="none" fo:font-weight="normal" style:font-weight-asian="normal" style:font-weight-complex="normal"/>
    </style:style>
    <style:style style:name="T9" style:family="text">
      <style:text-properties style:font-name="Futura Std" style:text-underline-style="none" fo:font-weight="normal" officeooo:rsid="000f0909" style:font-weight-asian="normal" style:font-weight-complex="normal"/>
    </style:style>
    <style:style style:name="T10" style:family="text">
      <style:text-properties style:font-name="Futura Std" style:text-underline-style="none" fo:font-weight="normal" officeooo:rsid="001cc080" style:font-weight-asian="normal" style:font-weight-complex="normal"/>
    </style:style>
    <style:style style:name="T11" style:family="text">
      <style:text-properties style:font-name="Futura Std" style:text-underline-style="none" fo:font-weight="normal" officeooo:rsid="001ec0c7" style:font-weight-asian="normal" style:font-weight-complex="normal"/>
    </style:style>
    <style:style style:name="T12" style:family="text">
      <style:text-properties style:font-name="Futura Std" style:text-underline-style="none" fo:font-weight="normal" officeooo:rsid="0037517e" style:font-weight-asian="normal" style:font-weight-complex="normal"/>
    </style:style>
    <style:style style:name="T13" style:family="text">
      <style:text-properties style:font-name="Futura Std" style:text-underline-style="none" fo:font-weight="normal" officeooo:rsid="0037fb0d" style:font-weight-asian="normal" style:font-weight-complex="normal"/>
    </style:style>
    <style:style style:name="T14" style:family="text">
      <style:text-properties style:font-name="Futura Std" style:text-underline-style="none" fo:font-weight="normal" officeooo:rsid="00120a21" style:font-weight-asian="normal" style:font-weight-complex="normal"/>
    </style:style>
    <style:style style:name="T15" style:family="text">
      <style:text-properties style:font-name="Futura Std" style:text-underline-style="none" fo:font-weight="normal" officeooo:rsid="00109714" style:font-weight-asian="normal" style:font-weight-complex="normal"/>
    </style:style>
    <style:style style:name="T16" style:family="text">
      <style:text-properties style:font-name="Futura Std" style:text-underline-style="none" fo:font-weight="normal" officeooo:rsid="0013284b" style:font-weight-asian="normal" style:font-weight-complex="normal"/>
    </style:style>
    <style:style style:name="T17" style:family="text">
      <style:text-properties style:font-name="Futura Std" style:text-underline-style="none" fo:font-weight="normal" officeooo:rsid="001457d9" style:font-weight-asian="normal" style:font-weight-complex="normal"/>
    </style:style>
    <style:style style:name="T18" style:family="text">
      <style:text-properties style:font-name="Futura Std" style:text-underline-style="none" fo:font-weight="normal" officeooo:rsid="0015afd5" style:font-weight-asian="normal" style:font-weight-complex="normal"/>
    </style:style>
    <style:style style:name="T19" style:family="text">
      <style:text-properties style:font-name="Futura Std" style:text-underline-style="none" fo:font-weight="normal" officeooo:rsid="00231981" style:font-weight-asian="normal" style:font-weight-complex="normal"/>
    </style:style>
    <style:style style:name="T20" style:family="text">
      <style:text-properties style:font-name="Futura Std" style:text-underline-style="none" fo:font-weight="normal" officeooo:rsid="0038bcd3" style:font-weight-asian="normal" style:font-weight-complex="normal"/>
    </style:style>
    <style:style style:name="T21" style:family="text">
      <style:text-properties style:font-name="Futura Std" style:text-underline-style="none" fo:font-weight="normal" officeooo:rsid="0017015f" style:font-weight-asian="normal" style:font-weight-complex="normal"/>
    </style:style>
    <style:style style:name="T22" style:family="text">
      <style:text-properties style:font-name="Futura Std" style:text-underline-style="none" fo:font-weight="normal" officeooo:rsid="0023d7e8" style:font-weight-asian="normal" style:font-weight-complex="normal"/>
    </style:style>
    <style:style style:name="T23" style:family="text">
      <style:text-properties style:font-name="Futura Std" style:text-underline-style="none" fo:font-weight="normal" officeooo:rsid="0017258c" style:font-weight-asian="normal" style:font-weight-complex="normal"/>
    </style:style>
    <style:style style:name="T24" style:family="text">
      <style:text-properties style:font-name="Futura Std" style:text-underline-style="none" fo:font-weight="normal" officeooo:rsid="0025c584" style:font-weight-asian="normal" style:font-weight-complex="normal"/>
    </style:style>
    <style:style style:name="T25" style:family="text">
      <style:text-properties style:font-name="Futura Std" style:text-underline-style="none" fo:font-weight="normal" officeooo:rsid="005122ed" style:font-weight-asian="normal" style:font-weight-complex="normal"/>
    </style:style>
    <style:style style:name="T26" style:family="text">
      <style:text-properties style:font-name="Futura Std" style:text-underline-style="none" fo:font-weight="normal" officeooo:rsid="003d7f0c" style:font-weight-asian="normal" style:font-weight-complex="normal"/>
    </style:style>
    <style:style style:name="T27" style:family="text">
      <style:text-properties style:font-name="Futura Std" style:text-underline-style="none" fo:font-weight="normal" officeooo:rsid="00190227" style:font-weight-asian="normal" style:font-weight-complex="normal"/>
    </style:style>
    <style:style style:name="T28" style:family="text">
      <style:text-properties style:font-name="Futura Std" style:text-underline-style="none" fo:font-weight="normal" officeooo:rsid="001a8f18" style:font-weight-asian="normal" style:font-weight-complex="normal"/>
    </style:style>
    <style:style style:name="T29" style:family="text">
      <style:text-properties style:font-name="Futura Std" style:text-underline-style="none" fo:font-weight="normal" officeooo:rsid="001d49e9" style:font-weight-asian="normal" style:font-weight-complex="normal"/>
    </style:style>
    <style:style style:name="T30" style:family="text">
      <style:text-properties style:font-name="Futura Std" style:text-underline-style="none" fo:font-weight="normal" officeooo:rsid="002e493c" style:font-weight-asian="normal" style:font-weight-complex="normal"/>
    </style:style>
    <style:style style:name="T31" style:family="text">
      <style:text-properties style:font-name="Futura Std" style:text-underline-style="none" fo:font-weight="normal" officeooo:rsid="0022a796" style:font-weight-asian="normal" style:font-weight-complex="normal"/>
    </style:style>
    <style:style style:name="T32" style:family="text">
      <style:text-properties style:font-name="Futura Std" style:text-underline-style="none" fo:font-weight="normal" officeooo:rsid="0042470c" style:font-weight-asian="normal" style:font-weight-complex="normal"/>
    </style:style>
    <style:style style:name="T33" style:family="text">
      <style:text-properties style:font-name="Futura Std" style:text-underline-style="none" fo:font-weight="normal" officeooo:rsid="00243178" style:font-weight-asian="normal" style:font-weight-complex="normal"/>
    </style:style>
    <style:style style:name="T34" style:family="text">
      <style:text-properties style:font-name="Futura Std" style:text-underline-style="none" fo:font-weight="normal" officeooo:rsid="0023a541" style:font-weight-asian="normal" style:font-weight-complex="normal"/>
    </style:style>
    <style:style style:name="T35" style:family="text">
      <style:text-properties style:font-name="Futura Std" style:text-underline-style="none" fo:font-weight="normal" officeooo:rsid="00401fa8" style:font-weight-asian="normal" style:font-weight-complex="normal"/>
    </style:style>
    <style:style style:name="T36" style:family="text">
      <style:text-properties style:font-name="Futura Std" style:text-underline-style="none" fo:font-weight="normal" officeooo:rsid="0041e68c" style:font-weight-asian="normal" style:font-weight-complex="normal"/>
    </style:style>
    <style:style style:name="T37" style:family="text">
      <style:text-properties style:font-name="Futura Std" style:text-underline-style="none" fo:font-weight="normal" officeooo:rsid="0026114d" style:font-weight-asian="normal" style:font-weight-complex="normal"/>
    </style:style>
    <style:style style:name="T38" style:family="text">
      <style:text-properties style:font-name="Futura Std" style:text-underline-style="none" fo:font-weight="normal" officeooo:rsid="002538b2" style:font-weight-asian="normal" style:font-weight-complex="normal"/>
    </style:style>
    <style:style style:name="T39" style:family="text">
      <style:text-properties style:font-name="Futura Std" style:text-underline-style="none" fo:font-weight="normal" officeooo:rsid="00437cf3" style:font-weight-asian="normal" style:font-weight-complex="normal"/>
    </style:style>
    <style:style style:name="T40" style:family="text">
      <style:text-properties style:font-name="Futura Std" style:text-underline-style="none" fo:font-weight="normal" officeooo:rsid="0027a464" style:font-weight-asian="normal" style:font-weight-complex="normal"/>
    </style:style>
    <style:style style:name="T41" style:family="text">
      <style:text-properties style:font-name="Futura Std" style:text-underline-style="none" fo:font-weight="normal" officeooo:rsid="00286e75" style:font-weight-asian="normal" style:font-weight-complex="normal"/>
    </style:style>
    <style:style style:name="T42" style:family="text">
      <style:text-properties style:font-name="Futura Std" style:text-underline-style="none" fo:font-weight="normal" officeooo:rsid="00447435" style:font-weight-asian="normal" style:font-weight-complex="normal"/>
    </style:style>
    <style:style style:name="T43" style:family="text">
      <style:text-properties style:font-name="Futura Std" style:text-underline-style="none" fo:font-weight="normal" officeooo:rsid="002a3137" style:font-weight-asian="normal" style:font-weight-complex="normal"/>
    </style:style>
    <style:style style:name="T44" style:family="text">
      <style:text-properties style:font-name="Futura Std" style:text-underline-style="none" fo:font-weight="normal" officeooo:rsid="0045edea" style:font-weight-asian="normal" style:font-weight-complex="normal"/>
    </style:style>
    <style:style style:name="T45" style:family="text">
      <style:text-properties style:font-name="Futura Std" style:text-underline-style="none" fo:font-weight="normal" officeooo:rsid="002acb5a" style:font-weight-asian="normal" style:font-weight-complex="normal"/>
    </style:style>
    <style:style style:name="T46" style:family="text">
      <style:text-properties style:font-name="Futura Std" style:text-underline-style="none" fo:font-weight="normal" officeooo:rsid="002bc20f" style:font-weight-asian="normal" style:font-weight-complex="normal"/>
    </style:style>
    <style:style style:name="T47" style:family="text">
      <style:text-properties style:font-name="Futura Std" style:text-underline-style="none" fo:font-weight="normal" officeooo:rsid="002c7203" style:font-weight-asian="normal" style:font-weight-complex="normal"/>
    </style:style>
    <style:style style:name="T48" style:family="text">
      <style:text-properties style:font-name="Futura Std" style:text-underline-style="none" fo:font-weight="normal" officeooo:rsid="004c48aa" style:font-weight-asian="normal" style:font-weight-complex="normal"/>
    </style:style>
    <style:style style:name="T49" style:family="text">
      <style:text-properties style:font-name="Futura Std" style:text-underline-style="none" fo:font-weight="normal" officeooo:rsid="002d3225" style:font-weight-asian="normal" style:font-weight-complex="normal"/>
    </style:style>
    <style:style style:name="T50" style:family="text">
      <style:text-properties style:font-name="Futura Std" style:text-underline-style="none" fo:font-weight="normal" officeooo:rsid="00473964" style:font-weight-asian="normal" style:font-weight-complex="normal"/>
    </style:style>
    <style:style style:name="T51" style:family="text">
      <style:text-properties style:font-name="Futura Std" style:text-underline-style="none" fo:font-weight="normal" officeooo:rsid="004a5870" style:font-weight-asian="normal" style:font-weight-complex="normal"/>
    </style:style>
    <style:style style:name="T52" style:family="text">
      <style:text-properties style:font-name="Futura Std" style:text-underline-style="none" fo:font-weight="normal" officeooo:rsid="002f0aae" style:font-weight-asian="normal" style:font-weight-complex="normal"/>
    </style:style>
    <style:style style:name="T53" style:family="text">
      <style:text-properties style:font-name="Futura Std" style:text-underline-style="none" fo:font-weight="normal" officeooo:rsid="003080fa" style:font-weight-asian="normal" style:font-weight-complex="normal"/>
    </style:style>
    <style:style style:name="T54" style:family="text">
      <style:text-properties style:font-name="Futura Std" style:text-underline-style="none" fo:font-weight="normal" officeooo:rsid="004dd7ec" style:font-weight-asian="normal" style:font-weight-complex="normal"/>
    </style:style>
    <style:style style:name="T55" style:family="text">
      <style:text-properties style:font-name="Futura Std" style:text-underline-style="none" fo:font-weight="normal" officeooo:rsid="001e3d6e" style:font-weight-asian="normal" style:font-weight-complex="normal"/>
    </style:style>
    <style:style style:name="T56" style:family="text">
      <style:text-properties style:font-name="Futura Std" style:text-underline-style="none" fo:font-weight="normal" officeooo:rsid="00212d6d" style:font-weight-asian="normal" style:font-weight-complex="normal"/>
    </style:style>
    <style:style style:name="T57" style:family="text">
      <style:text-properties style:font-name="Futura Std" style:text-underline-style="none" fo:font-weight="bold" officeooo:rsid="001cc080" style:font-weight-asian="bold" style:font-weight-complex="bold"/>
    </style:style>
    <style:style style:name="T58" style:family="text">
      <style:text-properties style:font-name="Futura Std" style:text-underline-style="none" fo:font-weight="bold" officeooo:rsid="001ec0c7" style:font-weight-asian="bold" style:font-weight-complex="bold"/>
    </style:style>
    <style:style style:name="T59" style:family="text">
      <style:text-properties style:font-name="Futura Std" style:text-underline-style="none" fo:font-weight="bold" officeooo:rsid="000f0909" style:font-weight-asian="bold" style:font-weight-complex="bold"/>
    </style:style>
    <style:style style:name="T60" style:family="text">
      <style:text-properties style:font-name="Futura Std" style:text-underline-style="none" fo:font-weight="bold" officeooo:rsid="00120a21" style:font-weight-asian="bold" style:font-weight-complex="bold"/>
    </style:style>
    <style:style style:name="T61" style:family="text">
      <style:text-properties style:font-name="Futura Std" style:text-underline-style="none" fo:font-weight="bold" officeooo:rsid="0015afd5" style:font-weight-asian="bold" style:font-weight-complex="bold"/>
    </style:style>
    <style:style style:name="T62" style:family="text">
      <style:text-properties style:font-name="Futura Std" style:text-underline-style="none" fo:font-weight="bold" officeooo:rsid="00231981" style:font-weight-asian="bold" style:font-weight-complex="bold"/>
    </style:style>
    <style:style style:name="T63" style:family="text">
      <style:text-properties style:font-name="Futura Std" style:text-underline-style="none" fo:font-weight="bold" officeooo:rsid="0023d7e8" style:font-weight-asian="bold" style:font-weight-complex="bold"/>
    </style:style>
    <style:style style:name="T64" style:family="text">
      <style:text-properties style:font-name="Futura Std" style:text-underline-style="none" fo:font-weight="bold" officeooo:rsid="0025c584" style:font-weight-asian="bold" style:font-weight-complex="bold"/>
    </style:style>
    <style:style style:name="T65" style:family="text">
      <style:text-properties style:font-name="Futura Std" style:text-underline-style="none" fo:font-weight="bold" officeooo:rsid="0038bcd3" style:font-weight-asian="bold" style:font-weight-complex="bold"/>
    </style:style>
    <style:style style:name="T66" style:family="text">
      <style:text-properties style:font-name="Futura Std" style:text-underline-style="none" fo:font-weight="bold" officeooo:rsid="0017258c" style:font-weight-asian="bold" style:font-weight-complex="bold"/>
    </style:style>
    <style:style style:name="T67" style:family="text">
      <style:text-properties style:font-name="Futura Std" fo:font-weight="bold" officeooo:rsid="001c4ac7" style:font-weight-asian="bold" style:font-weight-complex="bold"/>
    </style:style>
    <style:style style:name="T68" style:family="text">
      <style:text-properties style:font-name="Futura Std" fo:font-weight="bold" officeooo:rsid="0038bcd3" style:font-weight-asian="bold" style:font-weight-complex="bold"/>
    </style:style>
    <style:style style:name="T69" style:family="text">
      <style:text-properties style:font-name="Futura Std" style:text-underline-style="solid" style:text-underline-width="auto" style:text-underline-color="font-color" fo:font-weight="normal" officeooo:rsid="002bc20f" style:font-weight-asian="normal" style:font-weight-complex="normal"/>
    </style:style>
    <style:style style:name="T70" style:family="text">
      <style:text-properties officeooo:rsid="000eff18"/>
    </style:style>
    <style:style style:name="T71" style:family="text">
      <style:text-properties fo:font-weight="bold" style:font-weight-asian="bold" style:font-weight-complex="bold"/>
    </style:style>
    <style:style style:name="T72" style:family="text">
      <style:text-properties officeooo:rsid="00109714"/>
    </style:style>
    <style:style style:name="T73" style:family="text">
      <style:text-properties officeooo:rsid="00120a21"/>
    </style:style>
    <style:style style:name="T74" style:family="text">
      <style:text-properties officeooo:rsid="0017258c"/>
    </style:style>
    <style:style style:name="T75" style:family="text">
      <style:text-properties officeooo:rsid="001d49e9"/>
    </style:style>
    <style:style style:name="T76" style:family="text">
      <style:text-properties officeooo:rsid="001d63be"/>
    </style:style>
    <style:style style:name="T77" style:family="text">
      <style:text-properties officeooo:rsid="0037517e"/>
    </style:style>
    <style:style style:name="T78" style:family="text">
      <style:text-properties officeooo:rsid="0042470c"/>
    </style:style>
    <style:style style:name="T79" style:family="text">
      <style:text-properties officeooo:rsid="00437cf3"/>
    </style:style>
    <style:style style:name="T80" style:family="text">
      <style:text-properties officeooo:rsid="00447435"/>
    </style:style>
    <style:style style:name="T81" style:family="text">
      <style:text-properties officeooo:rsid="0045edea"/>
    </style:style>
    <style:style style:name="T82" style:family="text">
      <style:text-properties officeooo:rsid="00489a3d"/>
    </style:style>
    <style:style style:name="T83" style:family="text">
      <style:text-properties officeooo:rsid="004c48aa"/>
    </style:style>
    <style:style style:name="T84" style:family="text">
      <style:text-properties fo:font-size="12pt" style:font-size-asian="12pt" style:font-size-complex="12pt"/>
    </style:style>
    <style:style style:name="T85" style:family="text">
      <style:text-properties fo:font-size="12pt" officeooo:rsid="002038ff" style:font-size-asian="12pt" style:font-size-complex="12pt"/>
    </style:style>
    <style:style style:name="T86" style:family="text">
      <style:text-properties fo:font-size="12pt" officeooo:rsid="00109714" style:font-size-asian="12pt" style:font-size-complex="12pt"/>
    </style:style>
    <style:style style:name="T87" style:family="text">
      <style:text-properties fo:font-size="12pt" officeooo:rsid="00120a21" style:font-size-asian="12pt" style:font-size-complex="12pt"/>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size="12pt" fo:font-weight="bold" officeooo:rsid="00109714" style:font-size-asian="12pt" style:font-weight-asian="bold" style:font-size-complex="12pt" style:font-weight-complex="bold"/>
    </style:style>
    <style:style style:name="T90" style:family="text">
      <style:text-properties officeooo:rsid="0054b27c"/>
    </style:style>
    <style:style style:name="T91" style:family="text">
      <style:text-properties officeooo:rsid="00556eef"/>
    </style:style>
    <style:style style:name="T92" style:family="text">
      <style:text-properties officeooo:rsid="00570ef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CESS-CHAIN</text:p>
      <text:p text:style-name="P30"><text:span text:style-name="T2">Il progetto, come scritto da consegna, consiste nel far gestire ai processi del computer un sistema di transazioni di denaro attraverso </text:span><text:span text:style-name="T3">un </text:span><text:span text:style-name="T2">“libro mastro” virtuale.</text:span></text:p>
      <text:p text:style-name="P9"/>
      <text:p text:style-name="P8">COMPILAZIONE</text:p>
      <text:p text:style-name="P10">Per compilare il programma si è scelto di utilizzare un makefile, cioè uno script, che collega tra di loro le dipendenze dei vari file, li compila, li esegue ed in fine elimina i file oggetto creati per l’esecuzione. L’intero programma inizia dall’esecuzione del Master (file “Master.c”).</text:p>
      <text:p text:style-name="P27"/>
      <text:p text:style-name="P8">INIZIALIZZAZIONE</text:p>
      <text:p text:style-name="P10">Si è deciso di utilizzare <text:span text:style-name="T74">cinque</text:span> <text:span text:style-name="T71">memorie condivise</text:span> per il funzionamento del codice.</text:p>
      <text:p text:style-name="P10">Queste a<text:span text:style-name="T70">ree serviranno per consentire l’accesso (in scrittura </text:span><text:span text:style-name="T77">e/</text:span><text:span text:style-name="T70">o in lettura) dei dati da parte dei diversi processi.</text:span></text:p>
      <text:p text:style-name="P11">Ognuna di esse viene allocata all’inizio con una dimensione ben definita, queste sono:</text:p>
      <text:list xml:id="list2206004079" text:style-name="L1">
        <text:list-item>
          <text:p text:style-name="P48"><text:span text:style-name="T9">La memoria condivisa del </text:span><text:span text:style-name="T57">libro mastro</text:span><text:span text:style-name="T10"> </text:span><text:span text:style-name="T9">dove verranno salvate le transazioni effettuate dai processi utenti. Tutti possono accederci in lettura o in scrittura e non è previsto l’accesso in mutua esclusione per quest’area.</text:span></text:p>
        </text:list-item>
        <text:list-item>
          <text:p text:style-name="P48"><text:span text:style-name="T11">L</text:span><text:span text:style-name="T9">a memoria condivisa per l’</text:span><text:span text:style-name="T58">indice del libro mastro</text:span><text:span text:style-name="T11"> </text:span><text:span text:style-name="T9">sarà l’indice che indicherà la riga del libro mastro alla quale </text:span><text:span text:style-name="T12">i processi nodo sono arrivati a scrivere</text:span><text:span text:style-name="T9">. Quest’area sarà acce</text:span><text:span text:style-name="T13">duta</text:span><text:span text:style-name="T9"> in mutua esclusione dai nodi per la scrittura così da non poter permettere a più processi di modificare l’indice contemporaneamente. La lettura servirà anche per stabilire quando l’indice raggiungerà il valore di SO_REGISTRY_SIZE.</text:span></text:p>
        </text:list-item>
      </text:list>
      <text:p text:style-name="P12"/>
      <text:p text:style-name="P41"><text:span text:style-name="T8">Come scelta progettuale è stato deciso, per le tre aree condivise successive, di utilizzare la posizione zero della memoria condivisa per contenere il numero di utenti e di nodi creati e le restanti celle per contenere i dati di ognuno di questi. </text:span><text:span text:style-name="T14">I seguenti frammenti di memoria condivisa verranno popolati direttamente dal master:</text:span></text:p>
      <text:list xml:id="list173343050497091" text:continue-numbering="true" text:style-name="L1">
        <text:list-item>
          <text:p text:style-name="P48"><text:span text:style-name="T11">La </text:span><text:span text:style-name="T9">memoria condivisa contenente la </text:span><text:span text:style-name="T58">lista </text:span><text:span text:style-name="T59">dei nodi </text:span><text:span text:style-name="T15">servirà per </text:span><text:span text:style-name="T14">consentire</text:span><text:span text:style-name="T15"> la scelta del nodo, </text:span><text:span text:style-name="T14">e/</text:span><text:span text:style-name="T15">o quello che nella traccia viene definito “amico del nodo”, a cui inviare transazioni.</text:span></text:p>
        </text:list-item>
        <text:list-item>
          <text:p text:style-name="P56"><text:span text:style-name="T85">L</text:span><text:span text:style-name="T84">a </text:span><text:span text:style-name="T86">memoria condivisa contenente la </text:span><text:span text:style-name="T89">l</text:span><text:span text:style-name="T88">ista </text:span><text:span text:style-name="T89">degli </text:span><text:span text:style-name="T88">utenti </text:span><text:span text:style-name="T86">servirà al master per essere a conoscenza dello stato dei figli e a questi per poter sapere a chi è possibile inviare ulteriori</text:span><text:span text:style-name="T72"> </text:span><text:span text:style-name="T86">transazioni. In questo caso i processi nodo non si attaccheranno a questo frammento di memoria perché per loro non è necessario conoscere le informazioni riguardanti </text:span><text:span text:style-name="T87">gli utenti</text:span><text:span text:style-name="T86">.</text:span></text:p>
        </text:list-item>
        <text:list-item>
          <text:p text:style-name="P57">La memoria condivisa contenente la <text:span text:style-name="T71">lista dei nodi amici </text:span><text:span text:style-name="T73">servirà per indicare quali saranno gli eventuali “amici” del nodo i-esimo, così da consentirne le eventuali transazioni.</text:span></text:p>
        </text:list-item>
      </text:list>
      <text:p text:style-name="P13"><text:soft-page-break/></text:p>
      <text:p text:style-name="P31"><text:span text:style-name="T14">Per la comunicazione delle transazioni dai processi utente ai processi nodo verrà utilizzata una </text:span><text:span text:style-name="T60">coda di messagg</text:span><text:span text:style-name="T61">i.</text:span></text:p>
      <text:p text:style-name="P32"><text:span text:style-name="T16">L’</text:span><text:span text:style-name="T17">ID delle code di messaggi sarà inserito all’interno della memoria condivisa contenente la lista dei nodi, quindi ogni coda </text:span><text:span text:style-name="T18">di messaggi</text:span><text:span text:style-name="T17"> corrisponderà ad un nodo.</text:span></text:p>
      <text:p text:style-name="P42"><text:span text:style-name="T17">A</text:span><text:span text:style-name="T8">bbiamo deciso di riservare anche una coda di messaggi per il processo master che, nella versione intera, riceverà le transazioni che non sono riuscite ad essere gestite dai processi nodo dopo SO_HOPS volte.</text:span></text:p>
      <text:p text:style-name="P28"/>
      <text:p text:style-name="P33"><text:span text:style-name="T19">Per la sincronizzazione del programma utilizziamo </text:span><text:span text:style-name="T20">quattro</text:span><text:span text:style-name="T19"> set di </text:span><text:span text:style-name="T62">semafori</text:span><text:span text:style-name="T19">, creati tutti nel Master. </text:span><text:span text:style-name="T21">Uno è di tipo binario</text:span><text:span text:style-name="T19">, </text:span><text:span text:style-name="T22">o “mutex”</text:span><text:span text:style-name="T19">, quindi che consentono ai processi di sincronizzarsi per poter lavorare in mutua esclusione evitando che accedano contemporaneamente alla stessa area di memoria </text:span><text:span text:style-name="T22">condivisa. </text:span><text:span text:style-name="T18">I restanti</text:span><text:span text:style-name="T19"> sono </text:span><text:span text:style-name="T22">contati</text:span><text:span text:style-name="T19">, </text:span><text:span text:style-name="T22">quindi consentono a n-processi contemporaneamente di accedere ad un area di memoria condivisa, ma non più di n.</text:span></text:p>
      <text:p text:style-name="P14">Questi sono:</text:p>
      <text:list xml:id="list1702958901" text:style-name="L2">
        <text:list-item>
          <text:p text:style-name="P49"><text:span text:style-name="T62">Semaforo per </text:span><text:span text:style-name="T63">il risveglio di tutti i processi</text:span><text:span text:style-name="T22">, </text:span><text:span text:style-name="T23">verrà</text:span><text:span text:style-name="T24"> utilizzato con la semop a zero per attendere che da SO_USERS_NUM e SO_NODES_NUM arrivi al valore di zero, quindi ogni processo creato decrementerà di </text:span><text:span text:style-name="T23">uno</text:span><text:span text:style-name="T24"> il semaforo, fino a quel momento nessun processo inizierà a lavorare. Questo è un semaforo di tipo contato. (Prima creo i processi nodo, dopo i processi utente).</text:span></text:p>
        </text:list-item>
        <text:list-item>
          <text:p text:style-name="P49"><text:span text:style-name="T64">Semaforo per l’accesso alla coda di messaggi</text:span><text:span text:style-name="T24">, </text:span><text:span text:style-name="T23">servirà</text:span><text:span text:style-name="T24"> per garantire che per ogni coda di messaggi che corrisponderà ad un nodo non vengano scritte più di SO_BLOCK_SIZE-1 transazioni, che verranno trasferite alla transation pool locale del nodo per essere processato. In questo caso la coda di messaggi è il tramite tra i processi utente e i processi nodo. Il semaforo viene decrementato ogni transazione ricevuta dal nodo. Anche questo è un semaforo di tipo contato.</text:span></text:p>
        </text:list-item>
        <text:list-item>
          <text:p text:style-name="P49"><text:span text:style-name="T64">Semaforo per l’accesso all’indice del libro mastro</text:span><text:span text:style-name="T24">, questo </text:span><text:span text:style-name="T23">servirà</text:span><text:span text:style-name="T24"> per far</text:span><text:span text:style-name="T23">e in modo</text:span><text:span text:style-name="T24"> che un solo nodo per volta incrementi il valore dell’indice della riga del libro mastro alla quale il nodo i-esimo è arrivato a scrivere. Questo è un semaforo di tipo “mutex”.</text:span></text:p>
        </text:list-item>
        <text:list-item>
          <text:p text:style-name="P50"><text:span text:style-name="T64">S</text:span><text:span text:style-name="T65">emaforo per la creazione di nuovi nodi amici</text:span><text:span text:style-name="T20">, sarà utile quando avremo una transazione che dopo SO_HOPS volte non avrà trovato collocazione, a quel punto si dovrà creare un nuovo nodo per gestirla, considerando che il computer ha risorse limitate e con numeri molto distanti potrebbe eccedere nel numero di fork() da eseguire, si è deciso di creare un semaforo che ad ogni creazione di un nodo amico decrementa di uno il semaforo fino a raggiungere il limite impostato, dopo il quale non creerà più ulteriori nodi </text:span><text:span text:style-name="T25">e gli utenti <text:s/>la normale esecuzione di SO_RETRY.</text:span></text:p>
        </text:list-item>
      </text:list>
      <text:p text:style-name="P15"/>
      <text:p text:style-name="P47"><text:soft-page-break/><text:span text:style-name="T2">Le </text:span><text:span text:style-name="T1">variabili locali</text:span><text:span text:style-name="T2"> utilizzate servono solamente al processo che sta eseguendo, non possono essere utilizzate esternamente.</text:span></text:p>
      <text:p text:style-name="P15"/>
      <text:p text:style-name="P43"><text:span text:style-name="T4">Per </text:span><text:span text:style-name="T67">l’assegnazione dei valori alle variabili </text:span><text:span text:style-name="T68">date dalla traccia </text:span><text:span text:style-name="T4">è stato scelto di usare </text:span><text:span text:style-name="T5">una funzione che “parsifica” </text:span><text:span text:style-name="T6">le stringhe</text:span><text:span text:style-name="T5"> riconoscendo i token come i nomi delle variabili, il delimitatore, che sarebbe il carattere “=”, e il numero da assegnargli, </text:span><text:span text:style-name="T6">che verrà convertito con la funzione atoi() da carattere ad intero. Questi campi devono essere riempiti </text:span><text:span text:style-name="T7">a tempo di esecuzione</text:span><text:span text:style-name="T6">, </text:span><text:span text:style-name="T7">quindi dopo che il programma è stato avviato tramite un input, come un file, variabili d’ambiente, stdin (input da tastiera), etc…</text:span></text:p>
      <text:p text:style-name="P16">I parametri: SO_BLOCK_SIZE e SO_TP_SIZE, invece, verranno letti a tempo di compilazione, questo significa che il compilatore conoscerà e sostituirà il valore di quelle variabili all’interno del programma prima della sua esecuzione.</text:p>
      <text:p text:style-name="P15"/>
      <text:p text:style-name="P6">CREAZIONE FIGLI</text:p>
      <text:p text:style-name="P34"><text:span text:style-name="T23">Per la </text:span><text:span text:style-name="T66">creazione dei processi figli</text:span><text:span text:style-name="T23">, il master, si servirà di due cicli “for”, </text:span><text:span text:style-name="T26">uno per i figli nodo ed uno per i figli utenti</text:span><text:span text:style-name="T23">, dove eseguirà una fork() ad ogni passo, ma i processi saranno bloccati dal semaforo per la </text:span><text:span text:style-name="T27">loro</text:span><text:span text:style-name="T23"> </text:span><text:span text:style-name="T27">sincronizzazione così da consentirgli di iniziare ad eseguire nello </text:span><text:span text:style-name="T28">stesso </text:span><text:span text:style-name="T27">momento. Da qui partirà anche il conteggio del tempo per </text:span><text:span text:style-name="T28">la simulazione</text:span><text:span text:style-name="T27"> che verrà, eventualmente, interrotto dalla funzione di alarm(), </text:span><text:span text:style-name="T28">che verrà gestita dall’handler che sarà impostato a scattare alla ricezione del segnale di SIGALARM.</text:span></text:p>
      <text:p text:style-name="P44"><text:span text:style-name="T28">N</text:span><text:span text:style-name="T8">ella versione completa abbiamo anche la possibilità che i figli nodo vengano creati dopo SO_HOPS volte che una transazione non è riuscita ad essere gestita, in questo caso abbiamo un controllo sulla msgrcv() della coda di messaggi del master con IPC_NOWAIT, che quindi rende la ricezione non bloccante, che effettua una fork() se trova un messaggio al suo interno.</text:span></text:p>
      <text:p text:style-name="P17"/>
      <text:p text:style-name="P7">CICLO DI VITA DEL MASTER</text:p>
      <text:p text:style-name="P34"><text:span text:style-name="T29">Il ciclo vita del processo master è contenuto all’interno di un ciclo while, dove ogni secondo</text:span><text:span text:style-name="T30">:</text:span></text:p>
      <text:list xml:id="list1247845795" text:style-name="L3">
        <text:list-item>
          <text:p text:style-name="P58">controlla che l’indice del libro mastro <text:span text:style-name="T75">(contenuto in memoria condivisa)</text:span> non abbia raggiunto la dimensione massima del libro mastro, in tal caso con la funzione raise(SIGALARM) fa scattare l’handler che terminerà la simulazione;</text:p>
        </text:list-item>
        <text:list-item>
          <text:p text:style-name="P58">stampa la situazione dei figli (bu<text:span text:style-name="T75">d</text:span>get, figli vivi etc…);</text:p>
        </text:list-item>
        <text:list-item>
          <text:p text:style-name="P58">con la funzione waitpid() verifica <text:span text:style-name="T76">la terminazione dei figli decrementando il contatore locale sino ad arrivare ad avere un solo processo utente, a questo punto il master farà scattare</text:span> l’handler, sempre con la funzione raise(SIGALARM), per terminare la simulazione;</text:p>
        </text:list-item>
        <text:list-item>
          <text:p text:style-name="P59">stampa il risultato finale del libro mastro con eventuale motivo di terminazione;</text:p>
        </text:list-item>
        <text:list-item>
          <text:p text:style-name="P59">dealloca tutte le memorie condivise, code di messaggi e semafori istanziati all’inizio e termina;</text:p>
        </text:list-item>
        <text:list-item>
          <text:p text:style-name="P60"><text:soft-page-break/><text:span text:style-name="T90">ogni secondo </text:span>controlla di non aver ricevuto transazioni nella propria coda di messaggi, in caso contrario creerà <text:span text:style-name="T90">al massimo due </text:span>nuov<text:span text:style-name="T90">i</text:span> nod<text:span text:style-name="T90">i</text:span> che gestir<text:span text:style-name="T91">anno</text:span> <text:span text:style-name="T91">le transazioni appese, essendo successivamente </text:span>aggiunt<text:span text:style-name="T91">i</text:span> <text:span text:style-name="T92">alle varie liste.</text:span></text:p>
        </text:list-item>
      </text:list>
      <text:p text:style-name="P18">Per mantenere il master nel suo ciclo è stata usata una variabile “master” con assegnato il valore MASTER_CONTINUE = 1 e MASTER_STOP = 0.</text:p>
      <text:p text:style-name="P18"/>
      <text:p text:style-name="P5">TRANSAZIONI</text:p>
      <text:p text:style-name="P35"><text:span text:style-name="T31">Le transazioni saranno gestite con una struct chiamata, appunto, “trasazione”, che conterrà i campi richiesti. Ogni struct verrà inviata dagli utenti alla coda del messaggio corrispondente al nodo interessato, che la raccoglierà e la inserirà nella propria transaction pool locale, decrementando il semaforo per il conteggio del suo riempimento di uno. Quando il semaforo </text:span><text:span text:style-name="T32">della i-esima coda di messaggi</text:span><text:span text:style-name="T31"> </text:span><text:span text:style-name="T33">impostato con la</text:span><text:span text:style-name="T34"> NOWAIT </text:span><text:span text:style-name="T35">(che rende non bloccante il semaforo),</text:span><text:span text:style-name="T34"> </text:span><text:span text:style-name="T31">raggiungerà il valore di zero </text:span><text:span text:style-name="T32">il processo</text:span><text:span text:style-name="T31"> che cercherà di inviare una transazione </text:span><text:span text:style-name="T36">riservando il semaforo riceverà un errore di EAGAIN, provando quindi ad inviare la transazione ad un altro nodo</text:span><text:span text:style-name="T33">.</text:span></text:p>
      <text:p text:style-name="P20">Quando il nodo riuscirà a riempire un blocco di transazioni le scriverà sul libro mastro liberando il semaforo di SO_BLOCK_SIZE – 1 <text:span text:style-name="T78">(meno uno perché considero la transazione di reward).</text:span></text:p>
      <text:p text:style-name="P20"/>
      <text:p text:style-name="P1">FUNZIONI SORTEGGIO RANDOM</text:p>
      <text:p text:style-name="P45"><text:span text:style-name="T8">All’interno delle funzioni per il sorteggio di valori casuali, per la funzione srand(), è stato utilizzato il valore del tempo attuale in nanosecondi (che </text:span><text:span text:style-name="T37">siccome</text:span><text:span text:style-name="T8"> restituisce un long</text:span><text:span text:style-name="T37"> viene convertito in int scartando </text:span><text:span text:style-name="T8">le cifre più significative) perché, per un migliore funzionamento, è necessario un valor</text:span><text:span text:style-name="T32">e, che assume la funzione di “seme”, </text:span><text:span text:style-name="T8">che cambi ad ogni chiamata.</text:span></text:p>
      <text:p text:style-name="P19"/>
      <text:p text:style-name="P5">CICLO VITA PROCESSI UTENTE</text:p>
      <text:p text:style-name="P36"><text:span text:style-name="T38">Il processo utente </text:span><text:span text:style-name="T32">tramite</text:span><text:span text:style-name="T38"> una execpl </text:span><text:span text:style-name="T32">riceve i parametri necessari dal processo mater.</text:span></text:p>
      <text:p text:style-name="P21">Come per il master, anche il processo utente userà un ciclo while con una variabile “utente” impostata a UTENTE_CONTINUE (che equivale al valore 1), all’interno del quale farà:</text:p>
      <text:list xml:id="list1647612966" text:style-name="L4">
        <text:list-item>
          <text:p text:style-name="P61"><text:span text:style-name="T79">i</text:span>l calcolo del proprio budget dove controllerà di aver ricevuto transazioni e nel caso incrementandole <text:span text:style-name="T80">ad esso</text:span>;</text:p>
        </text:list-item>
        <text:list-item>
          <text:p text:style-name="P62"><text:span text:style-name="T79">l</text:span>’estrazione casuale di un altro processo utente che riceverà la transazione;</text:p>
        </text:list-item>
        <text:list-item>
          <text:p text:style-name="P51"><text:span text:style-name="T39">l</text:span><text:span text:style-name="T40">’estrazione casuale di un</text:span><text:span text:style-name="T41">a coda di messaggi appartenente al nodo che dovrà processare la transazione;</text:span></text:p>
        </text:list-item>
        <text:list-item>
          <text:p text:style-name="P54"><text:span text:style-name="T39">d</text:span><text:span text:style-name="T8">ecrementerà il semaforo per l’accesso alla coda di messaggi;</text:span></text:p>
        </text:list-item>
        <text:list-item>
          <text:p text:style-name="P63"><text:span text:style-name="T79">g</text:span>razie ad una funzione random sorteggerà un valore per la quantità e compilerà la struct che verrà poi spedita tramite una msgsnd() alla coda di messaggi estratta;</text:p>
        </text:list-item>
        <text:list-item>
          <text:p text:style-name="P54"><text:soft-page-break/><text:span text:style-name="T39">i</text:span><text:span text:style-name="T8">n caso di fallimento per mancanza di budget, </text:span><text:span text:style-name="T42">dopo </text:span><text:span text:style-name="T8">SO_RETRY volte, la variabile del master viene convertita in UTENTE_STOP (che equivale a zero) che causerà l’uscita dal ciclo di vita con conseguente </text:span><text:span text:style-name="T43">cambiamento del proprio stato nella memoria condivisa contenente la lista degli utenti in USER_KO e la </text:span><text:span text:style-name="T8">deallocazione delle risorse condivise utilizzate;</text:span></text:p>
        </text:list-item>
        <text:list-item>
          <text:p text:style-name="P64">in caso di fallimento perché trova la transaction pool piena prova ad inviare la transazione ad un nodo amico al nodo scelto e dopo SO_HOPS volte la invia al master che creerà un nuovo processo nodo per gestire la transazione e quelle a venire.</text:p>
        </text:list-item>
      </text:list>
      <text:p text:style-name="P22"/>
      <text:p text:style-name="P4">CICLO DI VITA DEL NODO</text:p>
      <text:p text:style-name="P37"><text:span text:style-name="T44">Come per il</text:span><text:span text:style-name="T38"> processo utente</text:span><text:span text:style-name="T44">, anche il processo nodo</text:span><text:span text:style-name="T38"> </text:span><text:span text:style-name="T32">tramite</text:span><text:span text:style-name="T38"> una execpl </text:span><text:span text:style-name="T32">riceve i parametri necessari dal processo mater.</text:span></text:p>
      <text:p text:style-name="P38"><text:span text:style-name="T44">Identicamente ai processi utenti e al processo master,</text:span><text:span text:style-name="T38"> anche il processo </text:span><text:span text:style-name="T45">nodo</text:span><text:span text:style-name="T38"> userà un ciclo while con una variabile “</text:span><text:span text:style-name="T45">nodo</text:span><text:span text:style-name="T38">” impostata a </text:span><text:span text:style-name="T45">NODO</text:span><text:span text:style-name="T38">_CONTINUE (che equivale al valore 1), all’interno del quale farà:</text:span></text:p>
      <text:list xml:id="list223193454" text:style-name="L5">
        <text:list-item>
          <text:p text:style-name="P52"><text:span text:style-name="T38">l</text:span><text:span text:style-name="T46">a ricezione dei messaggi </text:span><text:span text:style-name="T69">non</text:span><text:span text:style-name="T46"> bloccante </text:span><text:span text:style-name="T47">che prende ogni messaggio che riesce a prelevare e lo salva nella transaction pool locale, incrementando gli indici che indicano il riempimento di quest’ultima e del blocco da inviare al libro mastro;</text:span></text:p>
        </text:list-item>
        <text:list-item>
          <text:p text:style-name="P55"><text:span text:style-name="T47">s</text:span><text:span text:style-name="T8">altando la prima transazione ricevuta </text:span><text:span text:style-name="T48">alla sua creazione</text:span><text:span text:style-name="T8">, periodicamente ad ogni ciclo, invia una transazione ad un nodo amico, rispettando la regola SO_HOPS volte come per gli utenti;</text:span></text:p>
        </text:list-item>
        <text:list-item>
          <text:p text:style-name="P53"><text:span text:style-name="T44">a</text:span><text:span text:style-name="T49">ppena possibile riempie un blocco da inviare sul libro mastro sommando i reward di tutte le transazioni per l’ultim</text:span><text:span text:style-name="T50">a posizione del</text:span><text:span text:style-name="T49"> blocco;</text:span></text:p>
        </text:list-item>
        <text:list-item>
          <text:p text:style-name="P65"><text:span text:style-name="T81">r</text:span>iservo il semaforo che controlla l’accesso alla memoria condivisa dell’indice del libro mastro, <text:span text:style-name="T82">incremento l’indice e</text:span> poi rilascio subito il semafor<text:span text:style-name="T82">o, lasciando la scrittura allo scheduler che scriverà unicamente nella posizione i-esima “prenotata” dal nodo i-esimo</text:span>;</text:p>
        </text:list-item>
        <text:list-item>
          <text:p text:style-name="P53"><text:span text:style-name="T44">s</text:span><text:span text:style-name="T49">crivo sul libro mastro il blocco preparato e rilascio il semaforo di SO_BLOCK_SIZE-1 per consentire </text:span><text:span text:style-name="T51">agli altri processi di inviare nuove transazioni al nodo</text:span><text:span text:style-name="T49">;</text:span></text:p>
        </text:list-item>
        <text:list-item>
          <text:p text:style-name="P66"><text:span text:style-name="T81">a</text:span>ggiorno gli indici delle variabili locali e il budget del nodo che dovrà poi essere stampato;</text:p>
        </text:list-item>
        <text:list-item>
          <text:p text:style-name="P66"><text:span text:style-name="T81">q</text:span>uando riceverà un segnale di SIGUSR1 cambierà lo stato della variabile locale “nodo” in NODE_STOP uscendo dal ciclo e deallocando le memorie condivise utilizzate.</text:p>
        </text:list-item>
      </text:list>
      <text:p text:style-name="P23"/>
      <text:p text:style-name="P3">SEGNALI</text:p>
      <text:p text:style-name="P24">Si è deciso che il segnale per la creazione della transazione manual<text:span text:style-name="T83">e</text:span> sarà SIGUSR2 mentre quello per la terminazione dei processi è SIGUSR1.</text:p>
      <text:p text:style-name="P25">Come anticipato precedentemente SIGALARM sarà il segnale di terminazione inviato da alarm() dopo SO_SIM_SEC secondi se la terminazione non sarà conclusa.</text:p>
      <text:p text:style-name="P39"><text:soft-page-break/><text:span text:style-name="T52">All’inizio di ogni processo viene settato l’handler del segnale desiderato al valore da attendere, quando il segnale </text:span><text:span text:style-name="T53">atteso viene ricevuto </text:span><text:span text:style-name="T54">dal processo</text:span><text:span text:style-name="T53"> viene eseguito l’handler che effettuerà le operazioni </text:span><text:span text:style-name="T54">dentro </text:span><text:span text:style-name="T53">definite.</text:span></text:p>
      <text:p text:style-name="P46"><text:span text:style-name="T8">Nel caso di SIGUSR2 sceglierà un utente alla quale farà effettuare un invio “straordinario” </text:span><text:span text:style-name="T54">al processo indicato nel terminale</text:span><text:span text:style-name="T8">, nel caso di SIGALARM concluderà la simulazione mandando un segnale di SIGUSR1 ai processi per terminarli.</text:span></text:p>
      <text:p text:style-name="P26">SIGUSR1 verrà inviato anche nel caso di esaurimento di spazio nel libro mastro e/o nel caso della terminazione prematura da parte di tutti i processi utente.</text:p>
      <text:p text:style-name="P18"/>
      <text:p text:style-name="P2">FINE DELLA SIMULAZIONE</text:p>
      <text:p text:style-name="P40"><text:span text:style-name="T55">Una volta scattato l’handler, quindi sapendo che è avvenuto un evento di terminazione del programma, eseguiamo prima la terminazione dei processi ancora in vita </text:span><text:span text:style-name="T56">che deallocheranno le risorse utilizzate </text:span><text:span text:style-name="T55">e successivamente, </text:span><text:span text:style-name="T56">il master, deallocherà ed eliminerà </text:span><text:span text:style-name="T55">le memorie condivise e i semafori allocati </text:span><text:span text:style-name="T56">inizialmente</text:span><text:span text:style-name="T5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utura LT Pro Book" svg:font-family="'Futura LT Pro Book'" style:font-pitch="variable"/>
    <style:font-face style:name="Futura Std" svg:font-family="'Futura Std'"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10:37:07.016046719</meta:creation-date>
    <dc:date>2022-01-09T17:33:40.863272961</dc:date>
    <meta:editing-duration>PT3H31S</meta:editing-duration>
    <meta:editing-cycles>52</meta:editing-cycles>
    <meta:generator>LibreOffice/7.2.3.2$Linux_X86_64 LibreOffice_project/20$Build-2</meta:generator>
    <meta:document-statistic meta:table-count="0" meta:image-count="0" meta:object-count="0" meta:page-count="6" meta:paragraph-count="71" meta:word-count="2127" meta:character-count="13554" meta:non-whitespace-character-count="11525"/>
  </office:meta>
</office:document-meta>
</file>